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118.53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72.51mm"/>
    </style:style>
    <style:style style:name="co6" style:family="table-column">
      <style:table-column-properties fo:break-before="auto" style:column-width="109.82mm"/>
    </style:style>
    <style:style style:name="co7" style:family="table-column">
      <style:table-column-properties fo:break-before="auto" style:column-width="251.4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1 Control C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ajs/Projects/OISC/Hardware/M1 Control Card/M1 Control Card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17 May 2020 12:08:07 NZ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6-c6e7f7d~86~ubuntu18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YLW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<text:s/>MOLEX 0473460001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USB:USB_Micro-B_Molex_47346-0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2X3 0.1"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Socket Hdr 0.1"</text:p>
          </table:table-cell>
          <table:table-cell office:value-type="string" calcext:value-type="string">
            <text:p>Connector_Generic:Conn_02x32_Odd_Even</text:p>
          </table:table-cell>
          <table:table-cell office:value-type="string" calcext:value-type="string">
            <text:p>Connector_IDC:IDC-Header_2x32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daqiri:MMBT3904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daqiri:MMBT3904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daqiri:MMBT3904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Button_Switch_THT:SW_CuK_OS102011MA1QN1_SPDT_Angle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Interface_USB:FT232RL</text:p>
          </table:table-cell>
          <table:table-cell office:value-type="string" calcext:value-type="string">
            <text:p>Package_SO:SSOP-28_5.3x10.2mm_P0.65mm</text:p>
          </table:table-cell>
          <table:table-cell office:value-type="string" calcext:value-type="string">
            <text:p>https://www.ftdichip.com/Support/Documents/DataSheets/ICs/DS_FT232R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CAT24C512</text:p>
          </table:table-cell>
          <table:table-cell office:value-type="string" calcext:value-type="string">
            <text:p>Memory_EEPROM:CAT24C256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onsemi.cn/PowerSolutions/document/CAT24C256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ATmega169A-AU</text:p>
          </table:table-cell>
          <table:table-cell office:value-type="string" calcext:value-type="string">
            <text:p>MCU_Microchip_ATmega:ATmega169A-AU</text:p>
          </table:table-cell>
          <table:table-cell office:value-type="string" calcext:value-type="string">
            <text:p>Package_QFP:TQFP-64_14x14mm_P0.8mm</text:p>
          </table:table-cell>
          <table:table-cell office:value-type="string" calcext:value-type="string">
            <text:p>http://ww1.microchip.com/downloads/en/DeviceDoc/atmel-8284-8-bit-avr-microcontroller-atmega169a_pa_329a_pa_3290a_pa_649a_p_6490a_p_datasheet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Abracon_ABM3-2Pin_5.0x3.2mm</text:p>
          </table:table-cell>
          <table:table-cell office:value-type="string" calcext:value-type="string">
            <text:p>~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, C3, C4, C7, C8, C9, 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YLW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, D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<text:s/>MOLEX 0473460001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USB:USB_Micro-B_Molex_47346-00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X3 0.1"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ocket Hdr 0.1"</text:p>
          </table:table-cell>
          <table:table-cell office:value-type="string" calcext:value-type="string">
            <text:p>Connector_Generic:Conn_02x32_Odd_Even</text:p>
          </table:table-cell>
          <table:table-cell office:value-type="string" calcext:value-type="string">
            <text:p>Connector_IDC:IDC-Header_2x32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daqiri:MMBT3904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, R3, R5, R6, R7, 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4, R1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, R1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Button_Switch_THT:SW_CuK_OS102011MA1QN1_SPDT_Angle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Interface_USB:FT232RL</text:p>
          </table:table-cell>
          <table:table-cell office:value-type="string" calcext:value-type="string">
            <text:p>Package_SO:SSOP-28_5.3x10.2mm_P0.65mm</text:p>
          </table:table-cell>
          <table:table-cell office:value-type="string" calcext:value-type="string">
            <text:p>https://www.ftdichip.com/Support/Documents/DataSheets/ICs/DS_FT232R.pd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AT24C512</text:p>
          </table:table-cell>
          <table:table-cell office:value-type="string" calcext:value-type="string">
            <text:p>Memory_EEPROM:CAT24C256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onsemi.cn/PowerSolutions/document/CAT24C256-D.PD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Tmega169A-AU</text:p>
          </table:table-cell>
          <table:table-cell office:value-type="string" calcext:value-type="string">
            <text:p>MCU_Microchip_ATmega:ATmega169A-AU</text:p>
          </table:table-cell>
          <table:table-cell office:value-type="string" calcext:value-type="string">
            <text:p>Package_QFP:TQFP-64_14x14mm_P0.8mm</text:p>
          </table:table-cell>
          <table:table-cell office:value-type="string" calcext:value-type="string">
            <text:p>http://ww1.microchip.com/downloads/en/DeviceDoc/atmel-8284-8-bit-avr-microcontroller-atmega169a_pa_329a_pa_3290a_pa_649a_p_6490a_p_datasheet.pd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Abracon_ABM3-2Pin_5.0x3.2mm</text:p>
          </table:table-cell>
          <table:table-cell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17T14:50:22.416377684</dc:date>
    <meta:editing-duration>PT19M9S</meta:editing-duration>
    <meta:editing-cycles>1</meta:editing-cycles>
    <meta:document-statistic meta:table-count="1" meta:cell-count="336" meta:object-count="0"/>
  </office:meta>
</office:document-meta>
</file>